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7be" officeooo:paragraph-rsid="000ab7be"/>
    </style:style>
    <style:style style:name="P2" style:family="paragraph" style:parent-style-name="Standard">
      <style:paragraph-properties fo:text-align="justify" style:justify-single-word="false"/>
      <style:text-properties officeooo:rsid="000ab7be" officeooo:paragraph-rsid="000c5ff0"/>
    </style:style>
    <style:style style:name="P3" style:family="paragraph" style:parent-style-name="Standard">
      <style:paragraph-properties fo:text-align="justify" style:justify-single-word="false"/>
      <style:text-properties officeooo:paragraph-rsid="00122b13"/>
    </style:style>
    <style:style style:name="P4" style:family="paragraph" style:parent-style-name="Standard">
      <style:paragraph-properties fo:text-align="justify" style:justify-single-word="false"/>
      <style:text-properties officeooo:rsid="001102de" officeooo:paragraph-rsid="001102de"/>
    </style:style>
    <style:style style:name="P5" style:family="paragraph" style:parent-style-name="Standard">
      <style:paragraph-properties fo:text-align="justify" style:justify-single-word="false"/>
      <style:text-properties officeooo:rsid="00118b10" officeooo:paragraph-rsid="00118b10"/>
    </style:style>
    <style:style style:name="P6" style:family="paragraph" style:parent-style-name="Standard">
      <style:paragraph-properties fo:text-align="justify" style:justify-single-word="false"/>
      <style:text-properties officeooo:rsid="00122b13" officeooo:paragraph-rsid="00122b13"/>
    </style:style>
    <style:style style:name="T1" style:family="text">
      <style:text-properties officeooo:rsid="000af54d"/>
    </style:style>
    <style:style style:name="T2" style:family="text">
      <style:text-properties officeooo:rsid="000c5ff0"/>
    </style:style>
    <style:style style:name="T3" style:family="text">
      <style:text-properties officeooo:rsid="000e4da5"/>
    </style:style>
    <style:style style:name="T4" style:family="text">
      <style:text-properties officeooo:rsid="00122b13"/>
    </style:style>
    <style:style style:name="T5" style:family="text">
      <style:text-properties officeooo:rsid="0012ba49"/>
    </style:style>
    <style:style style:name="T6" style:family="text">
      <style:text-properties officeooo:rsid="00162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ão 1: Segurança em Aplicações Web</text:p>
      <text:p text:style-name="P1"/>
      <text:p text:style-name="P2">1. <text:span text:style-name="T2">Atividade – Arquitetura e tecnologias de aplicações Web</text:span></text:p>
      <text:p text:style-name="P2"/>
      <text:p text:style-name="P2"><text:span text:style-name="T2">O s</text:span>istema principal da Instituição é o SIEWEB. Este sistema <text:span text:style-name="T1">web </text:span>segue uma arquitetura <text:span text:style-name="T1">em</text:span> n camadas desenvolvido <text:span text:style-name="T2">com Java 11 e </text:span>Java EE. <text:span text:style-name="T2">A </text:span><text:s/>camada de negócio é constituído <text:span text:style-name="T2">por</text:span> serviços EJB e a camada de apresentação desenvolvida com Spring e JSP. O servidor de aplicação é o Payara. A topologia <text:span text:style-name="T2">de rede </text:span>é a seguinte: <text:span text:style-name="T2">O firewall de borda Palo Alto </text:span><text:span text:style-name="T3">direciona</text:span><text:span text:style-name="T2"> as requisições </text:span><text:span text:style-name="T3">HTTPS </text:span><text:span text:style-name="T2">para a máquina do proxy </text:span><text:span text:style-name="T3">reverso</text:span><text:span text:style-name="T2">, a qual possui </text:span>o proxy reverso HaProxy <text:span text:style-name="T1">que distribui </text:span><text:span text:style-name="T3">as requisições d</text:span><text:span text:style-name="T1">os usuários em várias instâncias da aplicação. </text:span><text:span text:style-name="T2">Estas instâncias são provisionadas em containers/PODs em </text:span><text:span text:style-name="T6">nodes </text:span><text:span text:style-name="T2">dedicados para o ambiente de produção</text:span>. <text:span text:style-name="T1">O proxy reverso </text:span><text:span text:style-name="T3">utiliza </text:span><text:span text:style-name="T1">um esquema de balanceamento com afinidade de sessão </text:span><text:span text:style-name="T6">para distribuir a carga</text:span><text:span text:style-name="T1">.</text:span></text:p>
      <text:p text:style-name="P2"/>
      <text:p text:style-name="P4"><text:span text:style-name="T5">3</text:span>. Funções de hash criptográficas</text:p>
      <text:p text:style-name="P4"/>
      <text:p text:style-name="P5">Cite três usos de funções criptográficas.</text:p>
      <text:p text:style-name="P5"><text:line-break/>Proteção de senhas em sistemas Linux</text:p>
      <text:p text:style-name="P5">Verificar integridade de arquivos</text:p>
      <text:p text:style-name="P5">Geração de certificado digital com chave privada correspondente</text:p>
      <text:p text:style-name="P5"/>
      <text:p text:style-name="P5"/>
      <text:p text:style-name="P6">4. Emitindo o certificado</text:p>
      <text:p text:style-name="P6"/>
      <text:p text:style-name="P3"><text:span text:style-name="T4">Para atestar que a chave pública pertence ao fulano pode se utilizar v</text:span>alidação por <text:span text:style-name="T4">d</text:span>ocumentos <text:span text:style-name="T4">e</text:span>letrônicos e <text:span text:style-name="T4">a</text:span>ssinaturas <text:span text:style-name="T4">digital. Caso o certificado seja para um servidor de propriedade do fulano, pode se comprovar que o domínio pertence ao fulano por meio de registro DNS ou e-mail enviado ao domínio do fulan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07:03.823385783</meta:creation-date>
    <dc:date>2024-09-04T19:11:05.156612919</dc:date>
    <meta:editing-duration>PT2H54M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219" meta:character-count="1364" meta:non-whitespace-character-count="1152"/>
  </office:meta>
</office:document-meta>
</file>